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8.1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7.8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06cm" fo:min-width="0.464cm" loext:decorative="false"/>
    </style:style>
    <style:style style:name="gr11" style:family="graphic" style:parent-style-name="objectwithoutfill">
      <style:graphic-properties svg:stroke-width="0cm" draw:marker-start-width="0.2cm" draw:marker-end-width="0.2cm" draw:fill="none" draw:textarea-vertical-align="middle" fo:padding-top="0.075cm" fo:padding-bottom="0.075cm" fo:padding-left="0.2cm" fo:padding-right="0.2cm" loext:decorative="fals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55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4.2cm" svg:height="8.35cm" svg:x="3.3cm" svg:y="7.4cm">
          <draw:text-box>
            <text:p>Sticks</text:p>
            <text:p>Switches</text:p>
            <text:p>Pots</text:p>
            <text:p>Sliders</text:p>
            <text:p>Trims</text:p>
            <text:p>Telemetry</text:p>
            <text:p>Etc.</text:p>
          </draw:text-box>
        </draw:frame>
        <draw:frame draw:style-name="gr1" draw:text-style-name="P1" xml:id="id2" draw:id="id2" draw:layer="layout" svg:width="4.2cm" svg:height="8.35cm" svg:x="10.7cm" svg:y="7.4cm">
          <draw:text-box draw:corner-radius="0.3cm">
            <text:p>Curve</text:p>
            <text:p>Weight</text:p>
            <text:p>Differential</text:p>
            <text:p>Offset</text:p>
            <text:p>Slow</text:p>
            <text:p>Trim</text:p>
            <text:p>Etc.</text:p>
          </draw:text-box>
        </draw:frame>
        <draw:frame draw:style-name="gr2" draw:text-style-name="P1" draw:layer="layout" svg:width="4.2cm" svg:height="8.1cm" svg:x="21.8cm" svg:y="7.4cm">
          <draw:text-box>
            <text:p>Servos</text:p>
            <text:p>ESC</text:p>
            <text:p>Retracts</text:p>
            <text:p>Winches</text:p>
          </draw:text-box>
        </draw:frame>
        <draw:frame draw:style-name="gr3" draw:text-style-name="P1" draw:layer="layout" svg:width="2.831cm" svg:height="0.962cm" svg:x="4.05cm" svg:y="6.3cm">
          <draw:text-box>
            <text:p>Sources</text:p>
          </draw:text-box>
        </draw:frame>
        <draw:frame draw:style-name="gr4" draw:text-style-name="P1" draw:layer="layout" svg:width="5.066cm" svg:height="0.962cm" svg:x="10.151cm" svg:y="6.3cm">
          <draw:text-box>
            <text:p>Transformations</text:p>
          </draw:text-box>
        </draw:frame>
        <draw:frame draw:style-name="gr5" draw:text-style-name="P1" draw:layer="layout" svg:width="2.337cm" svg:height="0.962cm" svg:x="16.451cm" svg:y="6.3cm">
          <draw:text-box>
            <text:p>Mixing</text:p>
          </draw:text-box>
        </draw:frame>
        <draw:frame draw:style-name="gr6" draw:text-style-name="P1" draw:layer="layout" svg:width="2.726cm" svg:height="0.962cm" svg:x="22.551cm" svg:y="6.3cm">
          <draw:text-box>
            <text:p>Outputs</text:p>
          </draw:text-box>
        </draw:frame>
        <draw:frame draw:style-name="gr7" draw:text-style-name="P2" draw:layer="layout" svg:width="10.31cm" svg:height="0.962cm" svg:x="9.55cm" svg:y="16.85cm">
          <draw:text-box>
            <text:p><text:span text:style-name="T1">Simplified Control Flow Diagram</text:span></text:p>
          </draw:text-box>
        </draw:frame>
        <draw:connector draw:style-name="gr8" draw:text-style-name="P3" draw:layer="layout" svg:x1="7.5cm" svg:y1="11.575cm" svg:x2="10.7cm" svg:y2="11.575cm" draw:start-shape="id1" draw:start-glue-point="1" draw:end-shape="id2" draw:end-glue-point="3" svg:d="M7500 11575h3200" svg:viewBox="0 0 3201 1">
          <text:p/>
        </draw:connector>
        <draw:line draw:style-name="gr9" draw:text-style-name="P4" draw:layer="layout" svg:x1="18.2cm" svg:y1="11.435cm" svg:x2="21.8cm" svg:y2="11.435cm">
          <text:p/>
        </draw:line>
        <draw:connector draw:style-name="gr8" draw:text-style-name="P3" draw:layer="layout" svg:x1="14.85cm" svg:y1="8.725cm" svg:x2="17.65cm" svg:y2="8.725cm" svg:d="M14850 8725h2800" svg:viewBox="0 0 2801 1">
          <text:p/>
        </draw:connector>
        <draw:custom-shape draw:style-name="gr10" draw:text-style-name="P5" draw:layer="layout" svg:width="1.35cm" svg:height="1.2cm" svg:x="16.9cm" svg:y="10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" draw:text-style-name="P4" draw:layer="layout" svg:x1="10.35cm" svg:y1="5.75cm" svg:x2="18.95cm" svg:y2="5.75cm">
          <text:p/>
        </draw:line>
        <draw:line draw:style-name="gr11" draw:text-style-name="P4" draw:layer="layout" svg:x1="10.35cm" svg:y1="5.75cm" svg:x2="10.35cm" svg:y2="6.15cm">
          <text:p/>
        </draw:line>
        <draw:line draw:style-name="gr11" draw:text-style-name="P4" draw:layer="layout" svg:x1="18.95cm" svg:y1="5.75cm" svg:x2="18.95cm" svg:y2="6.15cm">
          <text:p/>
        </draw:line>
        <draw:frame draw:style-name="gr12" draw:text-style-name="P6" draw:layer="layout" svg:width="2.054cm" svg:height="0.962cm" svg:x="13.9cm" svg:y="5.25cm">
          <draw:text-box>
            <text:p>Mixer</text:p>
          </draw:text-box>
        </draw:frame>
        <draw:line draw:style-name="gr9" draw:text-style-name="P4" draw:layer="layout" svg:x1="2.6cm" svg:y1="4.25cm" svg:x2="8.2cm" svg:y2="4.25cm">
          <text:p/>
        </draw:line>
        <draw:frame draw:style-name="gr13" draw:text-style-name="P2" draw:layer="layout" svg:width="3.079cm" svg:height="0.962cm" svg:x="3.9cm" svg:y="3.25cm">
          <draw:text-box>
            <text:p><text:span text:style-name="T1">Physical</text:span></text:p>
          </draw:text-box>
        </draw:frame>
        <draw:frame draw:style-name="gr14" draw:text-style-name="P2" draw:layer="layout" svg:width="2.725cm" svg:height="0.962cm" svg:x="13.601cm" svg:y="3.25cm">
          <draw:text-box>
            <text:p><text:span text:style-name="T1">Logical</text:span></text:p>
          </draw:text-box>
        </draw:frame>
        <draw:frame draw:style-name="gr13" draw:text-style-name="P2" draw:layer="layout" svg:width="3.079cm" svg:height="0.962cm" svg:x="22.501cm" svg:y="3.25cm">
          <draw:text-box>
            <text:p><text:span text:style-name="T1">Physical</text:span></text:p>
          </draw:text-box>
        </draw:frame>
        <draw:line draw:style-name="gr9" draw:text-style-name="P4" draw:layer="layout" svg:x1="21.1cm" svg:y1="4.25cm" svg:x2="26.7cm" svg:y2="4.25cm">
          <text:p/>
        </draw:line>
        <draw:line draw:style-name="gr9" draw:text-style-name="P4" draw:layer="layout" svg:x1="9.8cm" svg:y1="4.25cm" svg:x2="19.4cm" svg:y2="4.25cm">
          <text:p/>
        </draw:line>
        <draw:line draw:style-name="gr9" draw:text-style-name="P4" draw:layer="layout" svg:x1="2.65cm" svg:y1="4.25cm" svg:x2="2.65cm" svg:y2="5cm">
          <text:p/>
        </draw:line>
        <draw:line draw:style-name="gr9" draw:text-style-name="P4" draw:layer="layout" svg:x1="8.15cm" svg:y1="4.25cm" svg:x2="8.15cm" svg:y2="5cm">
          <text:p/>
        </draw:line>
        <draw:line draw:style-name="gr9" draw:text-style-name="P4" draw:layer="layout" svg:x1="9.85cm" svg:y1="4.25cm" svg:x2="9.85cm" svg:y2="5cm">
          <text:p/>
        </draw:line>
        <draw:line draw:style-name="gr9" draw:text-style-name="P4" draw:layer="layout" svg:x1="26.65cm" svg:y1="4.25cm" svg:x2="26.65cm" svg:y2="5cm">
          <text:p/>
        </draw:line>
        <draw:line draw:style-name="gr9" draw:text-style-name="P4" draw:layer="layout" svg:x1="21.15cm" svg:y1="4.25cm" svg:x2="21.15cm" svg:y2="5cm">
          <text:p/>
        </draw:line>
        <draw:line draw:style-name="gr9" draw:text-style-name="P4" draw:layer="layout" svg:x1="19.35cm" svg:y1="4.25cm" svg:x2="19.35cm" svg:y2="5cm">
          <text:p/>
        </draw:line>
        <draw:frame draw:style-name="gr5" draw:text-style-name="P1" draw:layer="layout" svg:width="2.832cm" svg:height="2.384cm" svg:x="17.752cm" svg:y="11.9cm">
          <draw:text-box>
            <text:p>Add</text:p>
            <text:p>Multiply</text:p>
            <text:p>Replace</text:p>
          </draw:text-box>
        </draw:frame>
        <draw:line draw:style-name="gr9" draw:text-style-name="P4" draw:layer="layout" svg:x1="17.6cm" svg:y1="8.74cm" svg:x2="17.6cm" svg:y2="10.74cm">
          <text:p/>
        </draw:line>
        <draw:line draw:style-name="gr9" draw:text-style-name="P4" draw:layer="layout" svg:x1="17.6cm" svg:y1="12cm" svg:x2="17.6cm" svg:y2="14cm">
          <text:p/>
        </draw:line>
        <draw:connector draw:style-name="gr8" draw:text-style-name="P3" draw:layer="layout" svg:x1="14.85cm" svg:y1="14.025cm" svg:x2="17.65cm" svg:y2="14.025cm" svg:d="M14850 14025h2800" svg:viewBox="0 0 28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5:57:58.392000000</meta:creation-date>
    <dc:date>2024-12-10T18:49:47.299825876</dc:date>
    <meta:editing-duration>PT11M37S</meta:editing-duration>
    <meta:editing-cycles>2</meta:editing-cycles>
    <meta:generator>LibreOffice/24.8.3.2$MacOSX_AARCH64 LibreOffice_project/48a6bac9e7e268aeb4c3483fcf825c94556d9f92</meta:generator>
    <meta:document-statistic meta:object-count="32"/>
  </office:meta>
</office:document-meta>
</file>